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otorwinkel</text:p>
          </table:table-cell>
          <table:table-cell table:number-columns-repeated="5" office:value-type="float" office:value="1.8" calcext:value-type="float">
            <text:p>1,8</text:p>
          </table:table-cell>
        </table:table-row>
        <table:table-row table:style-name="ro1">
          <table:table-cell/>
          <table:table-cell office:value-type="string" calcext:value-type="string">
            <text:p>Steps/Drehung</text:p>
          </table:table-cell>
          <table:table-cell table:formula="of:=+360/[.C2]" office:value-type="float" office:value="200" calcext:value-type="float">
            <text:p>200</text:p>
          </table:table-cell>
          <table:table-cell table:formula="of:=+360/[.D2]" office:value-type="float" office:value="200" calcext:value-type="float">
            <text:p>200</text:p>
          </table:table-cell>
          <table:table-cell table:formula="of:=+360/[.E2]" office:value-type="float" office:value="200" calcext:value-type="float">
            <text:p>200</text:p>
          </table:table-cell>
          <table:table-cell table:formula="of:=+360/[.F2]" office:value-type="float" office:value="200" calcext:value-type="float">
            <text:p>200</text:p>
          </table:table-cell>
          <table:table-cell table:formula="of:=+360/[.G2]"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string" calcext:value-type="string">
            <text:p>Microsteps</text:p>
          </table:table-cell>
          <table:table-cell table:number-columns-repeated="5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Msteps/Drehung</text:p>
          </table:table-cell>
          <table:table-cell table:formula="of:=+[.C3]*[.C4]" office:value-type="float" office:value="3200" calcext:value-type="float">
            <text:p>3200</text:p>
          </table:table-cell>
          <table:table-cell table:formula="of:=+[.D3]*[.D4]" office:value-type="float" office:value="3200" calcext:value-type="float">
            <text:p>3200</text:p>
          </table:table-cell>
          <table:table-cell table:formula="of:=+[.E3]*[.E4]" office:value-type="float" office:value="3200" calcext:value-type="float">
            <text:p>3200</text:p>
          </table:table-cell>
          <table:table-cell table:formula="of:=+[.F3]*[.F4]" office:value-type="float" office:value="3200" calcext:value-type="float">
            <text:p>3200</text:p>
          </table:table-cell>
          <table:table-cell table:formula="of:=+[.G3]*[.G4]" office:value-type="float" office:value="3200" calcext:value-type="float">
            <text:p>3200</text:p>
          </table:table-cell>
        </table:table-row>
        <table:table-row table:style-name="ro1">
          <table:table-cell/>
          <table:table-cell office:value-type="string" calcext:value-type="string">
            <text:p>Wirkdurchmesser</text:p>
          </table:table-cell>
          <table:table-cell office:value-type="float" office:value="11.46" calcext:value-type="float">
            <text:p>11,46</text:p>
          </table:table-cell>
          <table:table-cell office:value-type="float" office:value="12.73" calcext:value-type="float">
            <text:p>12,73</text:p>
          </table:table-cell>
          <table:table-cell office:value-type="float" office:value="13.37" calcext:value-type="float">
            <text:p>13,37</text:p>
          </table:table-cell>
          <table:table-cell office:value-type="float" office:value="14.01" calcext:value-type="float">
            <text:p>14,01</text:p>
          </table:table-cell>
          <table:table-cell office:value-type="float" office:value="15.28" calcext:value-type="float">
            <text:p>15,28</text:p>
          </table:table-cell>
        </table:table-row>
        <table:table-row table:style-name="ro1">
          <table:table-cell/>
          <table:table-cell office:value-type="string" calcext:value-type="string">
            <text:p>Weg / Umdrehung</text:p>
          </table:table-cell>
          <table:table-cell table:formula="of:=+[.C6]*PI()" office:value-type="float" office:value="36.002651810139" calcext:value-type="float">
            <text:p>36,002651810139</text:p>
          </table:table-cell>
          <table:table-cell table:formula="of:=+[.D6]*PI()" office:value-type="float" office:value="39.9924744801981" calcext:value-type="float">
            <text:p>39,9924744801981</text:p>
          </table:table-cell>
          <table:table-cell table:formula="of:=+[.E6]*PI()" office:value-type="float" office:value="42.0030937784955" calcext:value-type="float">
            <text:p>42,0030937784955</text:p>
          </table:table-cell>
          <table:table-cell table:formula="of:=+[.F6]*PI()" office:value-type="float" office:value="44.013713076793" calcext:value-type="float">
            <text:p>44,013713076793</text:p>
          </table:table-cell>
          <table:table-cell table:formula="of:=+[.G6]*PI()" office:value-type="float" office:value="48.003535746852" calcext:value-type="float">
            <text:p>48,00353574685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teps / mm</text:p>
          </table:table-cell>
          <table:table-cell table:formula="of:=[.C5]/[.C7]" office:value-type="float" office:value="88.8823416918089" calcext:value-type="float">
            <text:p>88,8823416918089</text:p>
          </table:table-cell>
          <table:table-cell table:formula="of:=[.D5]/[.D7]" office:value-type="float" office:value="80.0150538718091" calcext:value-type="float">
            <text:p>80,0150538718091</text:p>
          </table:table-cell>
          <table:table-cell table:formula="of:=[.E5]/[.E7]" office:value-type="float" office:value="76.1848643072648" calcext:value-type="float">
            <text:p>76,1848643072648</text:p>
          </table:table-cell>
          <table:table-cell table:formula="of:=[.F5]/[.F7]" office:value-type="float" office:value="72.7046135466189" calcext:value-type="float">
            <text:p>72,7046135466189</text:p>
          </table:table-cell>
          <table:table-cell table:formula="of:=[.G5]/[.G7]" office:value-type="float" office:value="66.6617562688567" calcext:value-type="float">
            <text:p>66,66175626885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31T18:44:00.636588207</meta:creation-date>
    <dc:date>2022-07-31T21:15:32.527094303</dc:date>
    <meta:editing-duration>PT21M1S</meta:editing-duration>
    <meta:editing-cycles>1</meta:editing-cycles>
    <meta:document-statistic meta:table-count="1" meta:cell-count="47" meta:object-count="0"/>
    <meta:generator>LibreOffice/7.0.4.2$Linux_X86_64 LibreOffice_project/00$Build-2</meta:generator>
  </office:meta>
</office:document-meta>
</file>